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5.076cm"/>
    </style:style>
    <style:style style:name="co4" style:family="table-column">
      <style:table-column-properties fo:break-before="auto" style:column-width="4.771cm"/>
    </style:style>
    <style:style style:name="co5" style:family="table-column">
      <style:table-column-properties fo:break-before="auto" style:column-width="0.554cm"/>
    </style:style>
    <style:style style:name="co6" style:family="table-column">
      <style:table-column-properties fo:break-before="auto" style:column-width="5.438cm"/>
    </style:style>
    <style:style style:name="co7" style:family="table-column">
      <style:table-column-properties fo:break-before="auto" style:column-width="0.915cm"/>
    </style:style>
    <style:style style:name="co9" style:family="table-column">
      <style:table-column-properties fo:break-before="auto" style:column-width="5.854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cm"/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66ff99" style:text-align-source="fix" style:repeat-content="false" style:vertical-align="middle"/>
      <style:paragraph-properties fo:text-align="center" fo:margin-left="0cm"/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3333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style:direction="ltr" style:rotation-angle="0" style:vertical-align="bottom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1" style:family="text">
      <style:text-properties fo:language="en" fo:country="US"/>
    </style:style>
  </office:automatic-styles>
  <office:body>
    <office:spreadsheet>
      <table:table table:name="Messages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2"/>
        <table:table-column table:style-name="co9" table:default-cell-style-name="Default"/>
        <table:table-column table:style-name="co5" table:default-cell-style-name="ce2"/>
        <table:table-row table:style-name="ro2">
          <table:table-cell table:style-name="ce1" office:value-type="string" table:number-columns-spanned="1" table:number-rows-spanned="2">
            <text:p><text:span text:style-name="T1">Message</text:span> ID</text:p>
          </table:table-cell>
          <table:table-cell table:style-name="ce1" office:value-type="string" table:number-columns-spanned="1" table:number-rows-spanned="2">
            <text:p>Message Name</text:p>
          </table:table-cell>
          <table:table-cell table:style-name="ce4" office:value-type="string" table:number-columns-spanned="2" table:number-rows-spanned="1">
            <text:p>Client Message OUT</text:p>
          </table:table-cell>
          <table:covered-table-cell/>
          <table:table-cell table:style-name="ce4" office:value-type="string" table:number-columns-spanned="2" table:number-rows-spanned="1">
            <text:p>Client Message IN</text:p>
          </table:table-cell>
          <table:covered-table-cell table:style-name="ce10"/>
          <table:table-cell table:style-name="ce4" office:value-type="string" table:number-columns-spanned="2" table:number-rows-spanned="1">
            <text:p>Client Message OUT</text:p>
          </table:table-cell>
          <table:covered-table-cell table:style-name="ce10"/>
        </table:table-row>
        <table:table-row table:style-name="ro3">
          <table:covered-table-cell table:number-columns-repeated="2"/>
          <table:table-cell table:style-name="ce5" office:value-type="string" table:number-columns-spanned="2" table:number-rows-spanned="1">
            <text:p>Server Message IN</text:p>
          </table:table-cell>
          <table:covered-table-cell/>
          <table:table-cell table:style-name="ce5" office:value-type="string" table:number-columns-spanned="2" table:number-rows-spanned="1">
            <text:p>Server Message OUT</text:p>
          </table:table-cell>
          <table:covered-table-cell table:style-name="ce11"/>
          <table:table-cell table:style-name="ce5" office:value-type="string" table:number-columns-spanned="2" table:number-rows-spanned="1">
            <text:p>Server Message IN</text:p>
          </table:table-cell>
          <table:covered-table-cell table:style-name="ce11"/>
        </table:table-row>
        <table:table-row table:style-name="ro4">
          <table:table-cell office:value-type="float" office:value="0">
            <text:p>0</text:p>
          </table:table-cell>
          <table:table-cell table:style-name="ce3" office:value-type="string">
            <text:p>Room request</text:p>
          </table:table-cell>
          <table:table-cell table:style-name="ce3" office:value-type="string">
            <text:p>request</text:p>
          </table:table-cell>
          <table:table-cell office:value-type="float" office:value="0">
            <text:p>0</text:p>
          </table:table-cell>
          <table:table-cell table:style-name="ce3" office:value-type="string">
            <text:p>Received</text:p>
          </table:table-cell>
          <table:table-cell office:value-type="string">
            <text:p>0 || 1</text:p>
          </table:table-cell>
          <table:table-cell table:style-name="ce3" office:value-type="string">
            <text:p>Received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1">
            <text:p>1</text:p>
          </table:table-cell>
          <table:table-cell table:style-name="ce3" office:value-type="string">
            <text:p>Room join</text:p>
          </table:table-cell>
          <table:table-cell table:style-name="ce6"/>
          <table:table-cell table:style-name="ce8"/>
          <table:table-cell table:style-name="ce9" office:value-type="string">
            <text:p>status</text:p>
          </table:table-cell>
          <table:table-cell office:value-type="string">
            <text:p>0 || 1</text:p>
          </table:table-cell>
          <table:table-cell table:style-name="ce3" office:value-type="string">
            <text:p>Received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float" office:value="2">
            <text:p>2</text:p>
          </table:table-cell>
          <table:table-cell table:style-name="Default" office:value-type="string">
            <text:p>Create room</text:p>
          </table:table-cell>
          <table:table-cell office:value-type="string">
            <text:p>request</text:p>
          </table:table-cell>
          <table:table-cell office:value-type="float" office:value="0">
            <text:p>0</text:p>
          </table:table-cell>
          <table:table-cell office:value-type="string">
            <text:p>status and room id</text:p>
          </table:table-cell>
          <table:table-cell office:value-type="string">
            <text:p>0 || 1</text:p>
          </table:table-cell>
          <table:table-cell table:style-name="ce3" office:value-type="string">
            <text:p>Received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3">
            <text:p>3</text:p>
          </table:table-cell>
          <table:table-cell table:style-name="ce3" office:value-type="string">
            <text:p>Leave room </text:p>
          </table:table-cell>
          <table:table-cell table:style-name="ce3" office:value-type="string">
            <text:p>request</text:p>
          </table:table-cell>
          <table:table-cell office:value-type="float" office:value="0">
            <text:p>0</text:p>
          </table:table-cell>
          <table:table-cell table:style-name="ce3" office:value-type="string">
            <text:p>status</text:p>
          </table:table-cell>
          <table:table-cell office:value-type="string">
            <text:p>0 || 1</text:p>
          </table:table-cell>
          <table:table-cell table:style-name="ce3" office:value-type="string">
            <text:p>Received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float" office:value="4">
            <text:p>4</text:p>
          </table:table-cell>
          <table:table-cell table:style-name="Default" office:value-type="string">
            <text:p>Opponent left room</text:p>
          </table:table-cell>
          <table:table-cell table:style-name="ce7"/>
          <table:table-cell table:style-name="ce8"/>
          <table:table-cell office:value-type="string">
            <text:p>update</text:p>
          </table:table-cell>
          <table:table-cell office:value-type="float" office:value="1">
            <text:p>1</text:p>
          </table:table-cell>
          <table:table-cell table:style-name="ce3" office:value-type="string">
            <text:p>Received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5">
            <text:p>5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6">
            <text:p>6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7">
            <text:p>7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8">
            <text:p>8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9">
            <text:p>9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0">
            <text:p>10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1">
            <text:p>11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2">
            <text:p>12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3">
            <text:p>13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4">
            <text:p>14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5">
            <text:p>15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6">
            <text:p>16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7">
            <text:p>17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8">
            <text:p>18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9">
            <text:p>19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20">
            <text:p>20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21">
            <text:p>21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22">
            <text:p>22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23">
            <text:p>23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24">
            <text:p>24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25">
            <text:p>25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26">
            <text:p>26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27">
            <text:p>27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28">
            <text:p>28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29">
            <text:p>29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30">
            <text:p>30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31">
            <text:p>31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32">
            <text:p>32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33">
            <text:p>33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34">
            <text:p>34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35">
            <text:p>35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36">
            <text:p>36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37">
            <text:p>37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38">
            <text:p>38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39">
            <text:p>39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40">
            <text:p>40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41">
            <text:p>41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42">
            <text:p>42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43">
            <text:p>43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44">
            <text:p>44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45">
            <text:p>45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46">
            <text:p>46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47">
            <text:p>47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48">
            <text:p>48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49">
            <text:p>49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50">
            <text:p>50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51">
            <text:p>51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52">
            <text:p>52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53">
            <text:p>53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54">
            <text:p>54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55">
            <text:p>55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56">
            <text:p>56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57">
            <text:p>57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58">
            <text:p>58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59">
            <text:p>59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60">
            <text:p>60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61">
            <text:p>61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62">
            <text:p>62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63">
            <text:p>63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64">
            <text:p>64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65">
            <text:p>65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66">
            <text:p>66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67">
            <text:p>67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68">
            <text:p>68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69">
            <text:p>69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70">
            <text:p>70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71">
            <text:p>71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72">
            <text:p>72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73">
            <text:p>73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74">
            <text:p>74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75">
            <text:p>75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76">
            <text:p>76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77">
            <text:p>77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78">
            <text:p>78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79">
            <text:p>79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80">
            <text:p>80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81">
            <text:p>81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82">
            <text:p>82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83">
            <text:p>83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84">
            <text:p>84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85">
            <text:p>85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86">
            <text:p>86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87">
            <text:p>87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88">
            <text:p>88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89">
            <text:p>89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90">
            <text:p>90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91">
            <text:p>91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92">
            <text:p>92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93">
            <text:p>93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94">
            <text:p>94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95">
            <text:p>95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96">
            <text:p>96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97">
            <text:p>97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98">
            <text:p>98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99">
            <text:p>99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00">
            <text:p>100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01">
            <text:p>101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02">
            <text:p>102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03">
            <text:p>103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04">
            <text:p>104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05">
            <text:p>105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06">
            <text:p>106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07">
            <text:p>107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08">
            <text:p>108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09">
            <text:p>109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10">
            <text:p>110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11">
            <text:p>111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12">
            <text:p>112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13">
            <text:p>113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14">
            <text:p>114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15">
            <text:p>115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16">
            <text:p>116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17">
            <text:p>117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18">
            <text:p>118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19">
            <text:p>119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20">
            <text:p>120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21">
            <text:p>121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22">
            <text:p>122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23">
            <text:p>123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24">
            <text:p>124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25">
            <text:p>125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>
          <table:table-cell office:value-type="float" office:value="126">
            <text:p>126</text:p>
          </table:table-cell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4" table:number-rows-repeated="1048446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Tabelle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3">23/04/2019</text:date>, <text:time>16:56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5:50:41.05</meta:creation-date>
    <dc:date>2019-04-23T16:56:48.83</dc:date>
    <meta:editing-duration>PT3H29M36S</meta:editing-duration>
    <meta:editing-cycles>3</meta:editing-cycles>
    <meta:generator>OpenOffice/4.1.5$Win32 OpenOffice.org_project/415m1$Build-9789</meta:generator>
    <meta:document-statistic meta:table-count="3" meta:cell-count="166" meta:object-count="0"/>
  </office:meta>
</office:document-meta>
</file>